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2020F3A1EEF186C8EC6.png" manifest:media-type="image/png"/>
  <manifest:file-entry manifest:full-path="Pictures/100000010000035D0000011FCB51625D951E7F8A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2.63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-color="#ffffff"/>
    </style:style>
    <style:style style:name="P18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</text:span><text:span text:style-name="T1">G</text:span><text:span text:style-name="T1">GE</text:span><text:span text:style-name="T1">R's </text:span><text:span text:style-name="T1">E</text:span><text:span text:style-name="T1">mb</text:span><text:span text:style-name="T1">ed</text:span><text:span text:style-name="T1">de</text:span><text:span text:style-name="T1">d </text:span><text:span text:style-name="T1">St</text:span><text:span text:style-name="T1">udi</text:span><text:span text:style-name="T1">o </text:span><text:span text:style-name="T1">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</text:span><text:span text:style-name="T2">리</text:span><text:span text:style-name="T2">앰</text:span><text:span text:style-name="T2">블 </text:span><text:span text:style-name="T2">길</text:span><text:span text:style-name="T2">이 </text:span><text:span text:style-name="T2">선</text:span><text:span text:style-name="T2">택 </text:span><text:span text:style-name="T2">가</text:span><text:span text:style-name="T2">이</text:span><text:span text:style-name="T2">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</text:span><text:span text:style-name="T3">PRF</text:span><text:span text:style-name="T3">일 경</text:span><text:span text:style-name="T3">우</text:span><text:span text:style-name="T3">:</text:span></text:p>
            <text:p text:style-name="P10"><text:span text:style-name="T4">각 심볼의 </text:span><text:span text:style-name="T4">시간은 </text:span><text:span text:style-name="T4">508</text:span><text:span text:style-name="T4">칩이고</text:span><text:span text:style-name="T4">, </text:span><text:span text:style-name="T4">각 </text:span><text:span text:style-name="T4">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</text:span><text:span text:style-name="T4">심볼에 걸친 총 </text:span><text:span text:style-name="T4">시간은</text:span><text:span text:style-name="T4">:</text:span></text:p>
            <text:p text:style-name="P10"><text:span text:style-name="T4">총 시간</text:span><text:span text:style-name="T4">=</text:span><text:span text:style-name="T4">심볼 </text:span><text:span text:style-name="T4">수</text:span><text:span text:style-name="T4">×</text:span><text:span text:style-name="T4">심볼당 칩 </text:span><text:span text:style-name="T4">수</text:span><text:span text:style-name="T4">×</text:span><text:span text:style-name="T4">칩 시간</text:span></text:p>
            <text:p text:style-name="P10"><text:span text:style-name="T4">총 시간</text:span><text:span text:style-name="T4">=64×508×2.00</text:span><text:span text:style-name="T4">3 ns= </text:span><text:span text:style-name="T4">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</text:span><text:span text:style-name="T4">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</text:span><text:span text:style-name="T4">필요</text:span></text:p>
            <text:p text:style-name="P9"><text:span text:style-name="T4"/></text:p>
            <text:p text:style-name="P12"><text:span text:style-name="T5">#define </text:span><text:span text:style-name="T5">DW_TIM</text:span><text:span text:style-name="T5">ESTAM</text:span><text:span text:style-name="T5">P_MAS</text:span><text:span text:style-name="T5">K <text:s/></text:span><text:span text:style-name="T5">0xFFFF</text:span><text:span text:style-name="T5">FFFFFF</text:span><text:span text:style-name="T5">ULL <text:s/>// </text:span><text:span text:style-name="T5">40</text:span><text:span text:style-name="T5">비트 </text:span><text:span text:style-name="T5">마스크</text:span></text:p>
            <text:p text:style-name="P12"><text:span text:style-name="T5">// </text:span><text:span text:style-name="T5">Timesta</text:span><text:span text:style-name="T5">mp </text:span><text:span text:style-name="T5">차이 </text:span><text:span text:style-name="T5">계산 </text:span><text:span text:style-name="T5">(roll-</text:span><text:span text:style-name="T5">over </text:span><text:span text:style-name="T5">보정 포</text:span><text:span text:style-name="T5">함</text:span><text:span text:style-name="T5">)</text:span></text:p>
            <text:p text:style-name="P12"><text:span text:style-name="T5">uint64_t </text:span><text:span text:style-name="T5">dw_time</text:span><text:span text:style-name="T5">stamp_d</text:span><text:span text:style-name="T5">iff(uint6</text:span><text:span text:style-name="T5">4_t </text:span><text:span text:style-name="T5">newer, </text:span><text:span text:style-name="T5">uint64_t </text:span><text:span text:style-name="T5">older) {</text:span></text:p>
            <text:p text:style-name="P12"><text:span text:style-name="T5"><text:s text:c="4"/></text:span><text:span text:style-name="T5">if </text:span><text:span text:style-name="T5">(newer </text:span><text:span text:style-name="T5">&gt;= </text:span><text:span text:style-name="T5">older) {</text:span></text:p>
            <text:p text:style-name="P12"><text:span text:style-name="T5"><text:s text:c="8"/></text:span><text:span text:style-name="T5">return </text:span><text:span text:style-name="T5">newer - </text:span><text:span text:style-name="T5">older;</text:span></text:p>
            <text:p text:style-name="P12"><text:span text:style-name="T5"><text:s text:c="4"/></text:span><text:span text:style-name="T5">} else </text:span><text:span text:style-name="T5">{</text:span></text:p>
            <text:p text:style-name="P12"><text:span text:style-name="T5"><text:s text:c="8"/></text:span><text:span text:style-name="T5">// </text:span><text:span text:style-name="T5">roll-over </text:span><text:span text:style-name="T5">발생한 </text:span><text:span text:style-name="T5">경우</text:span></text:p>
            <text:p text:style-name="P12"><text:span text:style-name="T5"><text:s text:c="8"/></text:span><text:span text:style-name="T5">return </text:span><text:span text:style-name="T5">(newer + </text:span><text:span text:style-name="T5">(1ULL </text:span><text:span text:style-name="T5">&lt;&lt; 40)) - </text:span><text:span text:style-name="T5">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72cm" svg:x="-0.293cm" svg:y="0.52cm">
          <draw:text-box>
            <text:p><text:span text:style-name="T6"><text:s/></text:span><text:span text:style-name="T6">2. </text:span><text:span text:style-name="T6">여기서 </text:span><text:span text:style-name="T6">사용되는 </text:span><text:span text:style-name="T6">프레임들은 </text:span><text:span text:style-name="T6">Decawav</text:span><text:span text:style-name="T6">e </text:span><text:span text:style-name="T6">전용 </text:span><text:span text:style-name="T6">거리 측정 </text:span><text:span text:style-name="T6">프레임으</text:span><text:span text:style-name="T6">로</text:span><text:span text:style-name="T6">, IEEE </text:span><text:span text:style-name="T6">802.15.4 </text:span><text:span text:style-name="T6">표준의 </text:span><text:span text:style-name="T6">데이터 </text:span><text:span text:style-name="T6">프레임 </text:span><text:span text:style-name="T6">인코딩을 </text:span><text:span text:style-name="T6">따릅니다</text:span><text:span text:style-name="T6">.</text:span></text:p>
            <text:p><text:span text:style-name="T6">* <text:s text:c="3"/></text:span><text:span text:style-name="T6">사용되는 </text:span><text:span text:style-name="T6">프레임은 </text:span><text:span text:style-name="T6">다음과 </text:span><text:span text:style-name="T6">같습니다</text:span><text:span text:style-name="T6">:</text:span></text:p>
            <text:p><text:span text:style-name="T6">* <text:s text:c="4"/>- </text:span><text:span text:style-name="T6">Initiator(</text:span><text:span text:style-name="T6">시작 장치</text:span><text:span text:style-name="T6">)</text:span><text:span text:style-name="T6">가 </text:span><text:span text:style-name="T6">전송하는 </text:span><text:span text:style-name="T6">poll </text:span><text:span text:style-name="T6">메시지로 </text:span><text:span text:style-name="T6">거리 측정 </text:span><text:span text:style-name="T6">절차를 </text:span><text:span text:style-name="T6">시작합니</text:span><text:span text:style-name="T6">다</text:span><text:span text:style-name="T6">.</text:span></text:p>
            <text:p><text:span text:style-name="T6">* <text:s text:c="4"/>- </text:span><text:span text:style-name="T6">Respond</text:span><text:span text:style-name="T6">er(</text:span><text:span text:style-name="T6">응답 </text:span><text:span text:style-name="T6">장치</text:span><text:span text:style-name="T6">)</text:span><text:span text:style-name="T6">가 </text:span><text:span text:style-name="T6">전송하는 </text:span><text:span text:style-name="T6">response </text:span><text:span text:style-name="T6">메시지로</text:span><text:span text:style-name="T6">, </text:span><text:span text:style-name="T6">initiator</text:span><text:span text:style-name="T6">가 </text:span><text:span text:style-name="T6">왕복 시간</text:span><text:span text:style-name="T6">(Time-of-</text:span><text:span text:style-name="T6">Flight)</text:span><text:span text:style-name="T6">을 </text:span><text:span text:style-name="T6">계산하는 </text:span><text:span text:style-name="T6">데 필요한 </text:span><text:span text:style-name="T6">모든 </text:span><text:span text:style-name="T6">정보를 </text:span><text:span text:style-name="T6">제공합니</text:span><text:span text:style-name="T6">다</text:span><text:span text:style-name="T6">.</text:span></text:p>
            <text:p><text:span text:style-name="T6">*</text:span></text:p>
            <text:p><text:span text:style-name="T6">* <text:s text:c="3"/></text:span><text:span text:style-name="T6">이들 </text:span><text:span text:style-name="T6">프레임의 </text:span><text:span text:style-name="T6">처음 </text:span><text:span text:style-name="T6">10</text:span><text:span text:style-name="T6">바이트는 </text:span><text:span text:style-name="T6">공통된 </text:span><text:span text:style-name="T6">구조를 </text:span><text:span text:style-name="T6">가지며</text:span><text:span text:style-name="T6">, </text:span><text:span text:style-name="T6">다음과 </text:span><text:span text:style-name="T6">같은 </text:span><text:span text:style-name="T6">필드로 </text:span><text:span text:style-name="T6">구성됩니</text:span><text:span text:style-name="T6">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</text:span><text:span text:style-name="T6">제어 필드 </text:span><text:span text:style-name="T6">(`0x8841`</text:span><text:span text:style-name="T6">, </text:span><text:span text:style-name="T6">데이터 </text:span><text:span text:style-name="T6">프레임이며 </text:span><text:span text:style-name="T6">16</text:span><text:span text:style-name="T6">비트 </text:span><text:span text:style-name="T6">주소 </text:span><text:span text:style-name="T6">사용을 </text:span><text:span text:style-name="T6">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</text:span><text:span text:style-name="T6">번호 </text:span><text:span text:style-name="T6">(</text:span><text:span text:style-name="T6">프레임마다 </text:span><text:span text:style-name="T6">증가</text:span><text:span text:style-name="T6">).</text:span></text:p>
            <text:p><text:span text:style-name="T6">* <text:s text:c="4"/>- </text:span><text:span text:style-name="T6">바이트 </text:span><text:span text:style-name="T6">3/4: PAN </text:span><text:span text:style-name="T6">ID </text:span><text:span text:style-name="T6">(`0xDECA</text:span><text:span text:style-name="T6">`).</text:span></text:p>
            <text:p><text:span text:style-name="T6">* <text:s text:c="4"/>- </text:span><text:span text:style-name="T6">바이트 </text:span><text:span text:style-name="T6">5/6: </text:span><text:span text:style-name="T6">목적지 </text:span><text:span text:style-name="T6">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</text:span><text:span text:style-name="T6">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</text:span><text:span text:style-name="T6">과정 중 </text:span><text:span text:style-name="T6">어떤 </text:span><text:span text:style-name="T6">메시지인지</text:span><text:span text:style-name="T6">를 나타</text:span><text:span text:style-name="T6">냄</text:span><text:span text:style-name="T6">).</text:span></text:p>
            <text:p><text:span text:style-name="T6">*</text:span></text:p>
            <text:p><text:span text:style-name="T6">* <text:s text:c="3"/></text:span><text:span text:style-name="T6">이후 </text:span><text:span text:style-name="T6">바이트는 </text:span><text:span text:style-name="T6">각 메시지 </text:span><text:span text:style-name="T6">유형에 </text:span><text:span text:style-name="T6">따라 </text:span><text:span text:style-name="T6">다릅니다</text:span><text:span text:style-name="T6">:</text:span></text:p>
            <text:p><text:span text:style-name="T6">* <text:s text:c="4"/>- </text:span><text:span text:style-name="T6">**Poll </text:span><text:span text:style-name="T6">메시지</text:span><text:span text:style-name="T6">**: </text:span><text:span text:style-name="T6">이후 </text:span><text:span text:style-name="T6">데이터 </text:span><text:span text:style-name="T6">없음</text:span><text:span text:style-name="T6">.</text:span></text:p>
            <text:p><text:span text:style-name="T6">* <text:s text:c="4"/>- </text:span><text:span text:style-name="T6">**Respon</text:span><text:span text:style-name="T6">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</text:span><text:span text:style-name="T6">poll </text:span><text:span text:style-name="T6">메시지 </text:span><text:span text:style-name="T6">수신 </text:span><text:span text:style-name="T6">타임스탬</text:span><text:span text:style-name="T6">프</text:span><text:span text:style-name="T6">.</text:span></text:p>
            <text:p><text:span text:style-name="T6">* <text:s text:c="8"/>- </text:span><text:span text:style-name="T6">바이트 </text:span><text:span text:style-name="T6">14~17: </text:span><text:span text:style-name="T6">response </text:span><text:span text:style-name="T6">메시지 </text:span><text:span text:style-name="T6">전송 </text:span><text:span text:style-name="T6">타임스탬</text:span><text:span text:style-name="T6">프</text:span><text:span text:style-name="T6">.</text:span></text:p>
            <text:p><text:span text:style-name="T6">*</text:span></text:p>
            <text:p><text:span text:style-name="T6">* <text:s text:c="3"/></text:span><text:span text:style-name="T6">모든 </text:span><text:span text:style-name="T6">메시지의 </text:span><text:span text:style-name="T6">끝에는 </text:span><text:span text:style-name="T6">DW1000</text:span><text:span text:style-name="T6">이 </text:span><text:span text:style-name="T6">자동으로 </text:span><text:span text:style-name="T6">붙이는 </text:span><text:span text:style-name="T6">2</text:span><text:span text:style-name="T6">바이트 </text:span><text:span text:style-name="T6">체크섬이 </text:span><text:span text:style-name="T6">있습니다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27cm" svg:y="3.566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UUS_TO_DWT_TIME)) &gt;&gt; 8;</text:span></text:p>
              </text:list-item>
              <text:list-item>
                <text:p text:style-name="P18"><text:span text:style-name="T7">#define POLL_RX_TO_RESP_TX_DLY_UUS <text:s/>1100</text:span></text:p>
              </text:list-item>
              <text:list-item>
                <text:p text:style-name="P18"><text:span text:style-name="T7">#define UUS_TO_DWT_TIME 65536, 1dtu = around 15.65 ps</text:span></text:p>
              </text:list-item>
              <text:list-item>
                <text:p text:style-name="P18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8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8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8"><text:span text:style-name="T7">포함 내용</text:span><text:span text:style-name="T7">:</text:span></text:p>
              </text:list-item>
              <text:list-item>
                <text:p text:style-name="P18"><text:span text:style-name="T7">PHY </text:span><text:span text:style-name="T7">헤더 </text:span><text:span text:style-name="T7">(SHR, PHR)</text:span></text:p>
              </text:list-item>
              <text:list-item>
                <text:p text:style-name="P18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8"><text:span text:style-name="T7">Payload (</text:span><text:span text:style-name="T7">사용자 데이터</text:span><text:span text:style-name="T7">)</text:span></text:p>
              </text:list-item>
              <text:list-item>
                <text:p text:style-name="P18"><text:span text:style-name="T7">FCS (Frame Check Sequence, 2 bytes CRC)</text:span></text:p>
              </text:list-item>
              <text:list-item>
                <text:p text:style-name="P18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가능한 </text:span><text:span text:style-name="T7">payloa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13" draw:text-style-name="P5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</text:span><text:span text:style-name="T9">및 펌웨어 수준에서 추가적인 구성이 필요합니다</text:span><text:span text:style-name="T9">.</text:span></text:p>
              </text:list-item>
            </text:list>
          </draw:text-box>
        </draw:frame>
        <draw:frame draw:style-name="gr13" draw:text-style-name="P5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solid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5-20T15:10:21.199039412</dc:date>
    <meta:editing-duration>PT16H33M4S</meta:editing-duration>
    <meta:editing-cycles>24</meta:editing-cycles>
    <meta:generator>LibreOffice/7.3.7.2$Linux_X86_64 LibreOffice_project/30$Build-2</meta:generator>
    <meta:document-statistic meta:object-count="108"/>
  </office:meta>
</office:document-meta>
</file>